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729fc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style:style style:name="T4" style:family="text">
      <style:text-properties fo:background-color="#ffbf00" loext:char-shading-value="0"/>
    </style:style>
    <style:style style:name="T5" style:family="text">
      <style:text-properties fo:background-color="#ff4000" loext:char-shading-value="0"/>
    </style:style>
    <style:style style:name="T6" style:family="text">
      <style:text-properties fo:background-color="#ff4000" loext:char-shading-value="0"/>
    </style:style>
    <style:style style:name="T7" style:family="text">
      <style:text-properties fo:background-color="#2a6099" loext:char-shading-value="0"/>
    </style:style>
    <style:style style:name="T8" style:family="text">
      <style:text-properties fo:background-color="#2a6099" loext:char-shading-value="0"/>
    </style:style>
    <style:style style:name="T9" style:family="text">
      <style:text-properties fo:background-color="#81d41a" loext:char-shading-value="0"/>
    </style:style>
    <style:style style:name="T10" style:family="text">
      <style:text-properties fo:background-color="#81d41a" loext:char-shading-value="0"/>
    </style:style>
    <style:style style:name="T11" style:family="text">
      <style:text-properties fo:background-color="#729fcf" loext:char-shading-value="0"/>
    </style:style>
    <style:style style:name="T12" style:family="text">
      <style:text-properties fo:background-color="#729fc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 an <text:span text:style-name="T2">air traffic controller </text:span></text:p>
      <text:p text:style-name="Standard">So I can get <text:span text:style-name="T6">passengers</text:span> to a <text:span text:style-name="T6">destination</text:span> </text:p>
      <text:p text:style-name="Standard">I want to <text:span text:style-name="T10">instruct</text:span> a <text:span text:style-name="T6">plane</text:span> to <text:span text:style-name="T10">land</text:span> at an <text:span text:style-name="T6">airport</text:span></text:p>
      <text:p text:style-name="Standard"/>
      <text:p text:style-name="Standard">As an <text:span text:style-name="T2">air traffic controller </text:span></text:p>
      <text:p text:style-name="Standard">So I can get passengers on the way to their destination </text:p>
      <text:p text:style-name="Standard">I want to instruct a plane to <text:span text:style-name="T10">take off</text:span> from an airport and <text:span text:style-name="T10">confirm</text:span> that it is no longer in the airport</text:p>
      <text:p text:style-name="Standard"/>
      <text:p text:style-name="Standard">As an <text:span text:style-name="T2">air traffic controller </text:span></text:p>
      <text:p text:style-name="Standard">To <text:span text:style-name="T10">ensure safety </text:span></text:p>
      <text:p text:style-name="Standard">I want to <text:span text:style-name="T10">prevent landing</text:span> when the airport is <text:span text:style-name="T12">full</text:span> </text:p>
      <text:p text:style-name="Standard"/>
      <text:p text:style-name="Standard">As the <text:span text:style-name="T4">system designer</text:span></text:p>
      <text:p text:style-name="Standard">So that the software can be <text:span text:style-name="T10">used</text:span> for many different airports</text:p>
      <text:p text:style-name="Standard">I would like a default airport capacity that can be <text:span text:style-name="T10">overridden</text:span> as appropriate</text:p>
      <text:p text:style-name="Standard"/>
      <text:p text:style-name="Standard">As an <text:span text:style-name="T2">air traffic controller </text:span></text:p>
      <text:p text:style-name="Standard">To ensure safety </text:p>
      <text:p text:style-name="Standard">I want to prevent takeoff when <text:span text:style-name="T6">weather</text:span> is <text:span text:style-name="T12">stormy</text:span> </text:p>
      <text:p text:style-name="P1"/>
      <text:p text:style-name="Standard">As an <text:span text:style-name="T2">air traffic controller </text:span></text:p>
      <text:p text:style-name="Standard">To ensure safety </text:p>
      <text:p text:style-name="Standard">I want to prevent landing when weather is stormy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19:06:04.533517564</meta:creation-date>
    <dc:date>2021-10-24T19:10:15.887167018</dc:date>
    <meta:editing-duration>PT4M12S</meta:editing-duration>
    <meta:editing-cycles>1</meta:editing-cycles>
    <meta:document-statistic meta:table-count="0" meta:image-count="0" meta:object-count="0" meta:page-count="1" meta:paragraph-count="18" meta:word-count="142" meta:character-count="751" meta:non-whitespace-character-count="614"/>
    <meta:generator>LibreOffice/7.1.6.2$Linux_X86_64 LibreOffice_project/10$Build-2</meta:generator>
  </office:meta>
</office:document-meta>
</file>